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gr1" style:family="graphic">
      <style:graphic-properties draw:textarea-horizontal-align="justify" draw:textarea-vertical-align="middle" draw:auto-grow-height="false" fo:min-height="1.1689in" fo:min-width="1.1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1.0209in" fo:min-width="1.3634in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2" draw:style-name="gr1" svg:width="2.3795in" svg:height="2.337in" svg:x="3.7835in" svg:y="3.131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as-char" svg:y="0in" draw:z-index="0" draw:name="Shape1" draw:style-name="gr2" svg:width="2.726in" svg:height="2.0421in"><text:p text:style-name="Frame_20_contents"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13:41:54.071125888</meta:creation-date>
    <dc:date>2021-01-21T13:42:33.297201235</dc:date>
    <meta:editing-duration>PT40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Dev/7.2.0.0.alpha0$Linux_X86_64 LibreOffice_project/6717e288f0565a647d49f0f4f02486d248345b61</meta:generator>
  </office:meta>
</office:document-meta>
</file>